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6ee" officeooo:paragraph-rsid="0007b6ee"/>
    </style:style>
    <style:style style:name="T1" style:family="text">
      <style:text-properties officeooo:rsid="00097586"/>
    </style:style>
    <style:style style:name="T2" style:family="text">
      <style:text-properties officeooo:rsid="0009d06c"/>
    </style:style>
    <style:style style:name="T3" style:family="text">
      <style:text-properties officeooo:rsid="000b2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进入shell：</text:p>
      <text:p text:style-name="P1">系统对于shell的初始化，是利用了.profile文件来进行的</text:p>
      <text:p text:style-name="P1">2.shell变量：</text:p>
      <text:p text:style-name="P1"><text:tab/>局部变量:定义在shell脚本中的变量</text:p>
      <text:p text:style-name="P1"><text:s text:c="9"/>环境变量：shell在初始化的时候会执行.profile等初始化脚本，脚本中定义而一些环境变量，这些<text:tab/><text:tab/>环境变量会在创建子进程 的时候传递给子进程,<text:span text:style-name="T1">env命令会查看当前的所有的环境变量</text:span></text:p>
      <text:p text:style-name="P1"><text:tab/>数值变量<text:span text:style-name="T2">：Shell中默认吧所有的变量但城市字符串的类型，没有我们的expr等命令无法进行数值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2:48:25.530809366</meta:creation-date>
    <meta:generator>LibreOffice/5.1.4.2$Linux_X86_64 LibreOffice_project/10m0$Build-2</meta:generator>
    <dc:date>2017-03-08T23:30:06.328007449</dc:date>
    <meta:editing-duration>PT41M38S</meta:editing-duration>
    <meta:editing-cycles>5</meta:editing-cycles>
    <meta:document-statistic meta:table-count="0" meta:image-count="0" meta:object-count="0" meta:page-count="1" meta:paragraph-count="6" meta:word-count="160" meta:character-count="222" meta:non-whitespace-character-count="207"/>
  </office:meta>
</office:document-meta>
</file>